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lowTextPainter.getTextRuns( TextNode node , AttributedCharacterIterator ac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FlowTextPainter.PDFFlowTextPainter(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